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45d" officeooo:paragraph-rsid="0016445d"/>
    </style:style>
    <style:style style:name="P2" style:family="paragraph" style:parent-style-name="Standard">
      <style:text-properties officeooo:rsid="0016ca21" officeooo:paragraph-rsid="0016ca21"/>
    </style:style>
    <style:style style:name="T1" style:family="text">
      <style:text-properties officeooo:rsid="0016c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:</text:p>
      <text:p text:style-name="P1"/>
      <text:p text:style-name="P1">1. As a user I want to know the episode name so I know which episode it is</text:p>
      <text:p text:style-name="P1">2. As a user I want to see the show genre so I know if it is a show I might like</text:p>
      <text:p text:style-name="P1">3. As a user I want a drop down menu so I can see which shows are available so I can pick one</text:p>
      <text:p text:style-name="P1">4. As a user I want a drop down menu of the episodes in each series so I can find an individual episodes</text:p>
      <text:p text:style-name="P2">5. As a user I want a live search option so I can filter my results in real time as I type</text:p>
      <text:p text:style-name="P1"/>
      <text:p text:style-name="P1"/>
      <text:p text:style-name="P1">Code review:</text:p>
      <text:p text:style-name="P1">1. We can learn easier ways to achieve the same solutions</text:p>
      <text:p text:style-name="P1">2. We can learn shorter ways to achieve the same solutions</text:p>
      <text:p text:style-name="P1">3. It can help with keeping connected to the team when working in a remote environment</text:p>
      <text:p text:style-name="P1">4. <text:span text:style-name="T1">It helps create a standardised coding format on the team (a code base should look like it was all written by the same person)</text:span></text:p>
      <text:p text:style-name="P2">5. Getting a code review from someone with more experience helps us lear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0:47:14.742245020</meta:creation-date>
    <dc:date>2022-11-01T11:06:20.878299786</dc:date>
    <meta:editing-duration>PT8M36S</meta:editing-duration>
    <meta:editing-cycles>1</meta:editing-cycles>
    <meta:document-statistic meta:table-count="0" meta:image-count="0" meta:object-count="0" meta:page-count="1" meta:paragraph-count="12" meta:word-count="188" meta:character-count="868" meta:non-whitespace-character-count="692"/>
    <meta:generator>LibreOffice/7.3.6.2$Linux_X86_64 LibreOffice_project/30$Build-2</meta:generator>
  </office:meta>
</office:document-meta>
</file>